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333ff" draw:textarea-horizontal-align="justify" draw:textarea-vertical-align="middle" draw:auto-grow-height="false" fo:min-height="14.736cm" fo:min-width="20.32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294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12.958cm" fo:min-width="15.2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33ff99" draw:textarea-horizontal-align="justify" draw:textarea-vertical-align="middle" draw:auto-grow-height="false" fo:min-height="2.64cm" fo:min-width="2.294cm"/>
    </style:style>
    <style:style style:name="gr7" style:family="graphic" style:parent-style-name="standard">
      <style:graphic-properties draw:fill-color="#00ccff" draw:textarea-horizontal-align="justify" draw:textarea-vertical-align="middle" draw:auto-grow-height="false" fo:min-height="8.132cm" fo:min-width="9.406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2.798cm" fo:min-width="4.072cm"/>
    </style:style>
    <style:style style:name="gr9" style:family="graphic" style:parent-style-name="standard">
      <style:graphic-properties draw:fill-color="#ff6600" draw:textarea-horizontal-align="justify" draw:textarea-vertical-align="middle" draw:auto-grow-height="false" fo:min-height="2.798cm" fo:min-width="4.072cm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5.85cm"/>
    </style:style>
    <style:style style:name="gr12" style:family="graphic" style:parent-style-name="standard">
      <style:graphic-properties draw:fill-color="#33ff99" draw:textarea-horizontal-align="justify" draw:textarea-vertical-align="middle" draw:auto-grow-height="false" fo:min-height="1.02cm" fo:min-width="2.294cm"/>
    </style:style>
    <style:style style:name="gr13" style:family="graphic" style:parent-style-name="standard">
      <style:graphic-properties draw:fill-color="#33ff99" draw:textarea-horizontal-align="justify" draw:textarea-vertical-align="middle" draw:auto-grow-height="false" fo:min-height="3.062cm" fo:min-width="2.294cm"/>
    </style:style>
    <style:style style:name="gr14" style:family="graphic" style:parent-style-name="standard">
      <style:graphic-properties draw:fill-color="#33ff99" draw:textarea-horizontal-align="justify" draw:textarea-vertical-align="middle" draw:auto-grow-height="false" fo:min-height="1.02cm" fo:min-width="3.31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3333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-color="#33ff99"/>
      <style:paragraph-properties fo:text-align="center"/>
    </style:style>
    <style:style style:name="P6" style:family="paragraph">
      <loext:graphic-properties draw:fill-color="#00ccff"/>
      <style:paragraph-properties fo:text-align="center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loext:graphic-properties draw:fill-color="#ff6600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0.828cm" svg:height="14.986cm" svg:x="4.826cm" svg:y="0.2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01cm" svg:height="1.673cm" svg:x="4.875cm" svg:y="0.262cm">
          <draw:text-box>
            <text:p>Communicator:task</text:p>
          </draw:text-box>
        </draw:frame>
        <draw:custom-shape draw:style-name="gr3" draw:text-style-name="P3" draw:layer="layout" svg:width="2.794cm" svg:height="1.27cm" svg:x="5.588cm" svg:y="3.524cm">
          <text:p text:style-name="P3">PAB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1.27cm" svg:x="5.588cm" svg:y="5.424cm">
          <text:p text:style-name="P3">PITO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1.27cm" svg:x="5.588cm" svg:y="7.224cm">
          <text:p text:style-name="P3">GNS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1.27cm" svg:x="5.588cm" svg:y="9.024cm">
          <text:p text:style-name="P3">DGNS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5.748cm" svg:height="13.208cm" svg:x="9.652cm" svg:y="1.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106cm" svg:height="0.962cm" svg:x="10.16cm" svg:y="2.462cm">
          <draw:text-box>
            <text:p>navigator</text:p>
          </draw:text-box>
        </draw:frame>
        <draw:custom-shape draw:style-name="gr3" draw:text-style-name="P3" draw:layer="layout" svg:width="2.794cm" svg:height="1.27cm" svg:x="5.588cm" svg:y="1.624cm">
          <text:p text:style-name="P3">IMU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794cm" svg:height="2.89cm" svg:x="10.488cm" svg:y="10.424cm">
          <text:p text:style-name="P3">INTEG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9.906cm" svg:height="8.382cm" svg:x="14.316cm" svg:y="2.71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655cm" svg:height="0.962cm" svg:x="14.824cm" svg:y="3.181cm">
          <draw:text-box>
            <text:p>flight_observer</text:p>
          </draw:text-box>
        </draw:frame>
        <draw:custom-shape draw:style-name="gr8" draw:text-style-name="P7" draw:layer="layout" svg:width="4.572cm" svg:height="3.048cm" svg:x="14.316cm" svg:y="11.414cm">
          <text:p text:style-name="P3">AHRS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572cm" svg:height="3.048cm" svg:x="19.516cm" svg:y="11.414cm">
          <text:p text:style-name="P3">AHRS<text:line-break/>magnetic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001cm" svg:height="0.254cm" svg:x="2.032cm" svg:y="4.8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35cm" svg:height="1.524cm" svg:x="14.824cm" svg:y="4.572cm">
          <text:p text:style-name="P3"><text:span text:style-name="T1">GNSS-Vario:</text:span><text:span text:style-name="T1"><text:line-break/></text:span>KALMAN Vario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35cm" svg:height="1.524cm" svg:x="14.824cm" svg:y="6.372cm">
          <text:p text:style-name="P3"><text:span text:style-name="T1">Pressure-Vario:</text:span><text:span text:style-name="T1"><text:line-break/></text:span>KALMAN Vario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794cm" svg:height="1.27cm" svg:x="14.888cm" svg:y="8.196cm">
          <text:p text:style-name="P3">WIND<text:line-break/>shortterm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794cm" svg:height="3.312cm" svg:x="10.488cm" svg:y="5.832cm">
          <text:p text:style-name="P3">WIND<text:line-break/>longterm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81cm" svg:height="1.27cm" svg:x="10.006cm" svg:y="3.632cm">
          <text:p text:style-name="P3">atmosphere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331cm" svg:height="0.962cm" svg:x="5.334cm" svg:y="14.224cm">
          <draw:text-box>
            <text:p>100Hz</text:p>
          </draw:text-box>
        </draw:frame>
        <draw:frame draw:style-name="gr5" draw:text-style-name="P2" draw:layer="layout" svg:width="4.164cm" svg:height="0.962cm" svg:x="9.768cm" svg:y="13.87cm">
          <draw:text-box>
            <text:p>100Hz, 10Hz</text:p>
          </draw:text-box>
        </draw:frame>
        <draw:frame draw:style-name="gr5" draw:text-style-name="P2" draw:layer="layout" svg:width="2.331cm" svg:height="0.962cm" svg:x="14.387cm" svg:y="10.006cm">
          <draw:text-box>
            <text:p>100Hz</text:p>
          </draw:text-box>
        </draw:frame>
        <draw:frame draw:style-name="gr5" draw:text-style-name="P2" draw:layer="layout" svg:width="2.331cm" svg:height="0.962cm" svg:x="14.387cm" svg:y="13.606cm">
          <draw:text-box>
            <text:p>100Hz</text:p>
          </draw:text-box>
        </draw:frame>
        <draw:frame draw:style-name="gr5" draw:text-style-name="P2" draw:layer="layout" svg:width="2.331cm" svg:height="0.962cm" svg:x="19.487cm" svg:y="13.606cm">
          <draw:text-box>
            <text:p>100Hz</text:p>
          </draw:text-box>
        </draw:frame>
        <draw:frame draw:style-name="gr5" draw:text-style-name="P2" draw:layer="layout" svg:width="1.979cm" svg:height="0.962cm" svg:x="10.669cm" svg:y="8.382cm">
          <draw:text-box>
            <text:p>10Hz</text:p>
          </draw:text-box>
        </draw:frame>
        <draw:frame draw:style-name="gr5" draw:text-style-name="P2" draw:layer="layout" svg:width="1.979cm" svg:height="0.962cm" svg:x="10.369cm" svg:y="12.482cm">
          <draw:text-box>
            <text:p>10Hz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7T08:51:09.338166052</meta:creation-date>
    <dc:date>2021-04-27T09:24:10.777599302</dc:date>
    <meta:editing-duration>PT2M15S</meta:editing-duration>
    <meta:editing-cycles>1</meta:editing-cycles>
    <meta:document-statistic meta:object-count="50"/>
    <meta:generator>LibreOffice/6.0.7.3$Linux_X86_64 LibreOffice_project/00m0$Build-3</meta:generator>
  </office:meta>
</office:document-meta>
</file>